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apple-system" svg:font-family="apple-system, BlinkMacSystemFont, 'Segoe UI', Roboto, Ubuntu, 'Helvetica Neue'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arágrafo_20_da_20_Lista" style:list-style-name="WW8Num1">
      <style:paragraph-properties fo:line-height="150%" fo:text-align="justify" style:justify-single-word="false"/>
    </style:style>
    <style:style style:name="P2" style:family="paragraph" style:parent-style-name="Parágrafo_20_da_20_Lista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P3" style:family="paragraph" style:parent-style-name="Parágrafo_20_da_20_Lista" style:list-style-name="WW8Num1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P4" style:family="paragraph" style:parent-style-name="Parágrafo_20_da_20_Lista">
      <style:paragraph-properties fo:margin-left="0.635cm" fo:margin-right="0cm" fo:line-height="150%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 fo:line-height="150%"/>
      <style:text-properties fo:color="#2f5496" loext:opacity="100%" style:font-name="Arial" fo:font-size="12pt" fo:font-weight="bold" style:font-size-asian="12pt" style:font-weight-asian="bold" style:font-name-complex="Arial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size-asian="12pt" style:font-weight-asian="bold" style:font-name-complex="Arial"/>
    </style:style>
    <style:style style:name="T3" style:family="text">
      <style:text-properties style:font-name="Arial" fo:font-size="12pt" fo:font-weight="bold" officeooo:rsid="00183c53" style:font-size-asian="12pt" style:font-weight-asian="bold" style:font-name-complex="Arial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officeooo:rsid="001be5b9" style:font-size-asian="10pt" style:font-name-complex="Arial"/>
    </style:style>
    <style:style style:name="T6" style:family="text">
      <style:text-properties fo:color="#2f5496" loext:opacity="100%"/>
    </style:style>
    <style:style style:name="T7" style:family="text">
      <style:text-properties fo:color="#2f5496" loext:opacity="100%" style:font-name="Arial" fo:font-size="10pt" style:font-size-asian="10pt" style:font-name-complex="Arial"/>
    </style:style>
    <style:style style:name="T8" style:family="text">
      <style:text-properties fo:color="#2f5496" loext:opacity="100%" style:font-name="Arial" fo:font-size="10pt" officeooo:rsid="0018b1e9" style:font-size-asian="10pt" style:font-name-complex="Arial"/>
    </style:style>
    <style:style style:name="T9" style:family="text">
      <style:text-properties fo:color="#2f5496" loext:opacity="100%" style:font-name="Arial" fo:font-size="10pt" officeooo:rsid="0019fae3" style:font-size-asian="10pt" style:font-name-complex="Arial"/>
    </style:style>
    <style:style style:name="T10" style:family="text">
      <style:text-properties fo:color="#2f5496" loext:opacity="100%" style:font-name="Arial" fo:font-size="10pt" officeooo:rsid="001a60e5" style:font-size-asian="10pt" style:font-name-complex="Arial"/>
    </style:style>
    <style:style style:name="T11" style:family="text">
      <style:text-properties fo:color="#2f5496" loext:opacity="100%" style:font-name="Arial" fo:font-size="10pt" officeooo:rsid="001b825a" style:font-size-asian="10pt" style:font-name-complex="Arial"/>
    </style:style>
    <style:style style:name="T12" style:family="text">
      <style:text-properties fo:color="#2f5496" loext:opacity="100%" style:font-name="Arial" fo:font-size="10pt" officeooo:rsid="001be5b9" style:font-size-asian="10pt" style:font-name-complex="Arial"/>
    </style:style>
    <style:style style:name="T13" style:family="text">
      <style:text-properties fo:color="#2f5496" loext:opacity="100%" style:font-name="Arial" fo:font-size="10pt" fo:language="pt" fo:country="BR" officeooo:rsid="0018b1e9" style:font-name-asian="Times New Roman" style:font-size-asian="10pt" style:font-name-complex="Arial" style:font-size-complex="11pt" style:language-complex="ar" style:country-complex="SA"/>
    </style:style>
    <style:style style:name="T14" style:family="text">
      <style:text-properties fo:color="#2f5496" loext:opacity="100%" style:font-name="Arial" fo:font-size="10pt" fo:language="pt" fo:country="BR" officeooo:rsid="001be5b9" style:font-name-asian="Times New Roman" style:font-size-asian="10pt" style:font-name-complex="Arial" style:font-size-complex="11pt" style:language-complex="ar" style:country-complex="SA"/>
    </style:style>
    <style:style style:name="T15" style:family="text">
      <style:text-properties fo:color="#004586" loext:opacity="100%" style:font-name="Arial" fo:font-size="10pt" officeooo:rsid="0018b1e9" style:font-size-asian="10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Revisão Análise e Projeto de Sistemas I</text:span></text:p>
      <text:p text:style-name="P7">Atividades de Aprendizagem e Avaliação</text:p>
      <text:p text:style-name="P5"><text:span text:style-name="T2">Aluno: </text:span><text:span text:style-name="T3">João Pedro Rodrigues Leite</text:span><text:span text:style-name="T2"> <text:s/>RA: </text:span><text:span text:style-name="T3">a2487055</text:span></text:p>
      <text:p text:style-name="P8">Use esta cor no seu texto</text:p>
      <text:p text:style-name="P6">Questões</text:p>
      <text:list xml:id="list2548239489" text:style-name="WW8Num1">
        <text:list-item>
          <text:p text:style-name="P3">Complete</text:p>
          <text:list>
            <text:list-item>
              <text:p text:style-name="P1"><text:span text:style-name="T4">O levantamento de requisitos objetiva </text:span><text:span text:style-name="T8">fixar as ideias do cliente para desenvolver um sistemas correto</text:span></text:p>
            </text:list-item>
            <text:list-item>
              <text:p text:style-name="P1"><text:span text:style-name="T4">Os stakeholders são </text:span><text:span text:style-name="T13">pessoas ou grupos que possuem interesse no projeto</text:span></text:p>
            </text:list-item>
            <text:list-item>
              <text:p text:style-name="P1"><text:span text:style-name="T4">O documento de requisitos estabelece </text:span><text:span text:style-name="T15">Re</text:span><text:span text:style-name="T8">quisitos relacionados com interfaces externas, interfaces com o usuário, hardware, outros sistemas de software, comunicação, Requisitos funcionais, Requisitos de desempenho, Requisitos de projeto e Outros requisitos</text:span></text:p>
            </text:list-item>
            <text:list-item>
              <text:p text:style-name="P1"><text:span text:style-name="T4">O ESCOPO do sistema compreende</text:span><text:span text:style-name="T7">.....</text:span></text:p>
            </text:list-item>
            <text:list-item>
              <text:p text:style-name="P1"><text:span text:style-name="T4">RF e RNF são abreviações para</text:span><text:span text:style-name="T7"> </text:span><text:span text:style-name="T9">Requisitos Funcionais e Requisitos não Funcionais</text:span></text:p>
            </text:list-item>
            <text:list-item>
              <text:p text:style-name="P1"><text:span text:style-name="T4">Requisitos refletem</text:span><text:span text:style-name="T7"> </text:span><text:span text:style-name="T11">as necessidades dos clientes em relação ao sistema</text:span></text:p>
            </text:list-item>
            <text:list-item>
              <text:p text:style-name="P1"><text:span text:style-name="T4">Requisitos de usuário são</text:span><text:span text:style-name="T7"> </text:span><text:span text:style-name="T9">requisitos de mais alto nível, escritos por usuários, normalmente em linguagem natural e sem entrar em detalhes técnicos</text:span></text:p>
            </text:list-item>
            <text:list-item>
              <text:p text:style-name="P1"><text:span text:style-name="T4">Requisitos de Sistema são</text:span><text:span text:style-name="T7"> </text:span><text:span text:style-name="T9">técnicos, precisos e escritos pelos próprios desenvolvedores</text:span></text:p>
            </text:list-item>
            <text:list-item>
              <text:p text:style-name="P1"><text:span text:style-name="T4">Cada requisito de usuário pode ser mapeado em </text:span><text:span text:style-name="T14">um ou mais casos de uso</text:span><text:span text:style-name="T7"> </text:span><text:span text:style-name="T4">de sistema.</text:span></text:p>
            </text:list-item>
            <text:list-item>
              <text:p text:style-name="P1"><text:span text:style-name="T4">Requisitos funcionais são as</text:span><text:span text:style-name="T9"> funcionalidades que o sistema deve possuir “o que um sistema deve fazer”</text:span></text:p>
            </text:list-item>
            <text:list-item>
              <text:p text:style-name="P1"><text:span text:style-name="T4">Requisitos não funcionais são</text:span><text:span text:style-name="T7"> </text:span><text:span text:style-name="T10">as definições de restrições ao funcionamento</text:span><text:span text:style-name="T4"> do sistema.</text:span></text:p>
            </text:list-item>
            <text:list-item>
              <text:p text:style-name="P1"><text:span text:style-name="T4">Requisitos funcionais descrevem o que se espera que o software faça, sem a</text:span><text:span text:style-name="T7"> </text:span><text:span text:style-name="T12">qualidade e restrições que o sistema terá como desempenho, custo, interface, pois isso é requisitos não funcionais</text:span></text:p>
            </text:list-item>
            <text:list-item>
              <text:p text:style-name="P1"><text:span text:style-name="T4">A análise de requisitos se concentra em</text:span><text:span text:style-name="T7"> </text:span><text:span text:style-name="T12">1(Documentação), 2(Verificar e validar), 3(Priorizar)</text:span></text:p>
            </text:list-item>
            <text:list-item>
              <text:p text:style-name="P1"><text:span text:style-name="T4">Operações CRUD devem ser registradas em</text:span><text:span text:style-name="T14"> um caso de uso pois é um</text:span><text:span text:style-name="T4"> requisito funcional.</text:span></text:p>
            </text:list-item>
          </text:list>
        </text:list-item>
      </text:list>
      <text:p text:style-name="P2"/>
      <text:list xml:id="list223619132958745" text:continue-numbering="true" text:style-name="WW8Num1">
        <text:list-item>
          <text:p text:style-name="P3">Considerando o vídeo no link “Requisito Funcional x Não Funcional”, complete</text:p>
          <text:list>
            <text:list-item>
              <text:p text:style-name="P1"><text:span text:style-name="T4">Armazenar e trafegar dados criptografados é um requisito</text:span><text:span text:style-name="T7">.....</text:span></text:p>
            </text:list-item>
            <text:list-item>
              <text:p text:style-name="P1"><text:span text:style-name="T4">Realizar o cadastro de clientes é um requisito</text:span><text:span text:style-name="T7">.....</text:span></text:p>
            </text:list-item>
            <text:list-item>
              <text:p text:style-name="P1"><text:span text:style-name="T4">Teste de carga está relacionado com requisitos</text:span><text:span text:style-name="T7">.....</text:span></text:p>
            </text:list-item>
          </text:list>
        </text:list-item>
      </text:list>
      <text:p text:style-name="P4"><text:soft-page-break/></text:p>
      <text:list xml:id="list223618983622293" text:continue-numbering="true" text:style-name="WW8Num1">
        <text:list-item>
          <text:p text:style-name="P3">Considerando o vídeo no link “Regras de Negócio”, complete</text:p>
          <text:list>
            <text:list-item>
              <text:p text:style-name="P1"><text:span text:style-name="T4">Uma regra de negócio é um requisito de </text:span><text:span text:style-name="T7">.....</text:span></text:p>
            </text:list-item>
            <text:list-item>
              <text:p text:style-name="P1"><text:span text:style-name="T4">Requisitos funcionais podem possuir restrições definidas por </text:span><text:span text:style-name="T7">.....</text:span></text:p>
            </text:list-item>
            <text:list-item>
              <text:p text:style-name="P1"><text:span text:style-name="T4">RN é abreviatura de </text:span><text:span text:style-name="T7">.....</text:span></text:p>
            </text:list-item>
            <text:list-item>
              <text:p text:style-name="P1"><text:span text:style-name="T4">Cada caso de uso deve referenciar pelo menos</text:span><text:span text:style-name="T7">.....</text:span></text:p>
            </text:list-item>
            <text:list-item>
              <text:p text:style-name="P1"><text:span text:style-name="T4">Todo requisito funcional deve estar referenciado em pelo menos</text:span><text:span text:style-name="T7">....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apple-system" svg:font-family="apple-system, BlinkMacSystemFont, 'Segoe UI', Roboto, Ubuntu, 'Helvetica Neue'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/>
    <style:style style:name="WW8Num1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dc:description/>
    <meta:initial-creator>Usuário do Windows</meta:initial-creator>
    <meta:creation-date>2022-08-15T15:05:00</meta:creation-date>
    <dc:date>2023-08-15T22:36:18.194000000</dc:date>
    <meta:editing-cycles>5</meta:editing-cycles>
    <meta:editing-duration>PT13M19S</meta:editing-duration>
    <meta:document-statistic meta:table-count="0" meta:image-count="0" meta:object-count="0" meta:page-count="2" meta:paragraph-count="30" meta:word-count="352" meta:character-count="2239" meta:non-whitespace-character-count="1941"/>
    <meta:generator>LibreOffice/7.1.4.2$Windows_X86_64 LibreOffice_project/a529a4fab45b75fefc5b6226684193eb000654f6</meta:generator>
  </office:meta>
</office:document-meta>
</file>